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e" style:family="paragraph">
      <style:paragraph-properties fo:text-align="center"/>
    </style:style>
    <style:style style:name="P3" style:parent-style-name="Normale" style:family="paragraph">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style:style>
    <style:style style:name="P5" style:parent-style-name="Normale" style:family="paragraph">
      <style:paragraph-properties fo:text-align="justify"/>
    </style:style>
    <style:style style:name="P6" style:parent-style-name="Normale" style:family="paragraph">
      <style:paragraph-properties fo:text-align="justify"/>
    </style:style>
    <style:style style:name="T7" style:parent-style-name="Car.predefinitoparagrafo" style:family="text">
      <style:text-properties fo:font-weight="bold" style:font-weight-asian="bold" style:font-weight-complex="bold" fo:font-size="14pt" style:font-size-asian="14pt" style:font-size-complex="14pt"/>
    </style:style>
    <style:style style:name="P8" style:parent-style-name="Normale" style:family="paragraph">
      <style:paragraph-properties fo:text-align="justify"/>
    </style:style>
    <style:style style:name="P9" style:parent-style-name="Normale" style:family="paragraph">
      <style:paragraph-properties fo:text-align="justify"/>
    </style:style>
    <style:style style:name="P10" style:parent-style-name="Normale" style:family="paragraph">
      <style:paragraph-properties fo:text-align="justify"/>
    </style:style>
    <style:style style:name="P11" style:parent-style-name="Normale" style:family="paragraph">
      <style:paragraph-properties fo:text-align="justify" fo:margin-top="0.0694in" fo:margin-bottom="0.0694in" fo:line-height="100%">
        <style:tab-stops>
          <style:tab-stop style:type="left" style:position="4.7361in"/>
        </style:tab-stops>
      </style:paragraph-properties>
      <style:text-properties style:font-name-asian="Times New Roman" fo:font-weight="bold" style:font-weight-asian="bold" style:font-weight-complex="bold" style:letter-kerning="false" style:language-asian="it" style:country-asian="IT" fo:hyphenate="true"/>
    </style:style>
    <style:style style:name="P12" style:parent-style-name="Normale" style:family="paragraph">
      <style:paragraph-properties fo:text-align="justify" fo:margin-top="0.0694in" fo:margin-bottom="0.0694in" fo:line-height="100%"/>
      <style:text-properties fo:hyphenate="true"/>
    </style:style>
    <style:style style:name="P13" style:parent-style-name="Normale" style:family="paragraph">
      <style:paragraph-properties fo:text-align="justify" fo:margin-top="0.0694in" fo:margin-bottom="0.0694in" fo:line-height="100%"/>
      <style:text-properties fo:hyphenate="true"/>
    </style:style>
    <style:style style:name="P14" style:parent-style-name="Normale" style:family="paragraph">
      <style:paragraph-properties fo:text-align="justify" fo:margin-top="0.0694in" fo:margin-bottom="0.0694in" fo:line-height="100%"/>
      <style:text-properties fo:hyphenate="true"/>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P17" style:parent-style-name="Normale" style:family="paragraph">
      <style:paragraph-properties fo:text-align="justify" fo:margin-top="0.0694in" fo:margin-bottom="0.0694in" fo:line-height="100%"/>
      <style:text-properties fo:hyphenate="true"/>
    </style:style>
    <style:style style:name="T18" style:parent-style-name="Car.predefinitoparagrafo" style:family="text">
      <style:text-properties fo:font-style="italic" style:font-style-asian="italic" style:font-style-complex="italic"/>
    </style:style>
    <style:style style:name="P19" style:parent-style-name="Normale" style:family="paragraph">
      <style:paragraph-properties fo:text-align="justify" fo:margin-top="0.0694in" fo:margin-bottom="0.0694in" fo:line-height="100%"/>
      <style:text-properties fo:hyphenate="true"/>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P22" style:parent-style-name="Normale" style:family="paragraph">
      <style:paragraph-properties fo:text-align="justify"/>
      <style:text-properties fo:font-weight="bold" style:font-weight-asian="bold" style:font-weight-complex="bold" fo:font-size="14pt" style:font-size-asian="14pt" style:font-size-complex="14pt"/>
    </style:style>
    <style:style style:name="P23" style:parent-style-name="NormaleWeb" style:family="paragraph">
      <style:paragraph-properties fo:text-align="justify"/>
    </style:style>
    <style:style style:name="T24" style:parent-style-name="Enfasigrassetto" style:family="text">
      <style:text-properties style:font-name="Aptos" fo:font-weight="normal" style:font-weight-asian="normal" style:font-weight-complex="normal"/>
    </style:style>
    <style:style style:name="T25" style:parent-style-name="Car.predefinitoparagrafo" style:family="text">
      <style:text-properties style:font-name="Aptos"/>
    </style:style>
    <style:style style:name="T26" style:parent-style-name="CodiceHTML" style:family="text">
      <style:text-properties style:font-name="Aptos"/>
    </style:style>
    <style:style style:name="T27" style:parent-style-name="Car.predefinitoparagrafo" style:family="text">
      <style:text-properties style:font-name="Aptos"/>
    </style:style>
    <style:style style:name="T28" style:parent-style-name="CodiceHTML" style:family="text">
      <style:text-properties style:font-name="Aptos"/>
    </style:style>
    <style:style style:name="T29" style:parent-style-name="Car.predefinitoparagrafo" style:family="text">
      <style:text-properties style:font-name="Aptos"/>
    </style:style>
    <style:style style:name="T30" style:parent-style-name="CodiceHTML" style:family="text">
      <style:text-properties style:font-name="Aptos"/>
    </style:style>
    <style:style style:name="T31" style:parent-style-name="Car.predefinitoparagrafo" style:family="text">
      <style:text-properties style:font-name="Aptos"/>
    </style:style>
    <style:style style:name="P32" style:parent-style-name="NormaleWeb" style:family="paragraph">
      <style:paragraph-properties fo:text-align="justify"/>
    </style:style>
    <style:style style:name="T33" style:parent-style-name="Enfasigrassetto" style:family="text">
      <style:text-properties style:font-name="Aptos" fo:font-weight="normal" style:font-weight-asian="normal" style:font-weight-complex="normal"/>
    </style:style>
    <style:style style:name="T34" style:parent-style-name="Car.predefinitoparagrafo" style:family="text">
      <style:text-properties style:font-name="Aptos"/>
    </style:style>
    <style:style style:name="P35" style:parent-style-name="NormaleWeb" style:family="paragraph">
      <style:paragraph-properties fo:text-align="justify"/>
    </style:style>
    <style:style style:name="T36" style:parent-style-name="Enfasigrassetto" style:family="text">
      <style:text-properties style:font-name="Aptos" fo:font-weight="normal" style:font-weight-asian="normal" style:font-weight-complex="normal"/>
    </style:style>
    <style:style style:name="T37" style:parent-style-name="Car.predefinitoparagrafo" style:family="text">
      <style:text-properties style:font-name="Aptos" fo:font-weight="bold" style:font-weight-asian="bold" style:font-weight-complex="bold"/>
    </style:style>
    <style:style style:name="T38" style:parent-style-name="Car.predefinitoparagrafo" style:family="text">
      <style:text-properties style:font-name="Aptos"/>
    </style:style>
    <style:style style:name="P39" style:parent-style-name="NormaleWeb" style:family="paragraph">
      <style:paragraph-properties fo:text-align="justify"/>
    </style:style>
    <style:style style:name="T40" style:parent-style-name="Enfasigrassetto" style:family="text">
      <style:text-properties style:font-name="Aptos" fo:font-weight="normal" style:font-weight-asian="normal" style:font-weight-complex="normal"/>
    </style:style>
    <style:style style:name="T41" style:parent-style-name="Car.predefinitoparagrafo" style:family="text">
      <style:text-properties style:font-name="Aptos" fo:font-weight="bold" style:font-weight-asian="bold" style:font-weight-complex="bold"/>
    </style:style>
    <style:style style:name="T42" style:parent-style-name="Car.predefinitoparagrafo" style:family="text">
      <style:text-properties style:font-name="Aptos"/>
    </style:style>
    <style:style style:name="P43" style:parent-style-name="NormaleWeb" style:family="paragraph">
      <style:paragraph-properties fo:text-align="justify"/>
    </style:style>
    <style:style style:name="T44" style:parent-style-name="Enfasigrassetto" style:family="text">
      <style:text-properties style:font-name="Aptos" fo:font-weight="normal" style:font-weight-asian="normal" style:font-weight-complex="normal"/>
    </style:style>
    <style:style style:name="T45" style:parent-style-name="Car.predefinitoparagrafo" style:family="text">
      <style:text-properties style:font-name="Aptos" fo:font-weight="bold" style:font-weight-asian="bold" style:font-weight-complex="bold"/>
    </style:style>
    <style:style style:name="T46" style:parent-style-name="Car.predefinitoparagrafo" style:family="text">
      <style:text-properties style:font-name="Aptos"/>
    </style:style>
    <style:style style:name="P47" style:parent-style-name="Normale" style:family="paragraph">
      <style:paragraph-properties fo:text-align="justify" fo:margin-top="0.0694in" fo:margin-bottom="0.0694in" fo:line-height="100%"/>
      <style:text-properties fo:hyphenate="true"/>
    </style:style>
    <style:style style:name="T48" style:parent-style-name="Car.predefinitoparagrafo" style:family="text">
      <style:text-properties style:font-name-asian="Times New Roman" style:letter-kerning="false" style:language-asian="it" style:country-asian="IT"/>
    </style:style>
    <style:style style:name="T49"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0" style:parent-style-name="Car.predefinitoparagrafo" style:family="text">
      <style:text-properties style:font-name-asian="Times New Roman" style:letter-kerning="false" style:language-asian="it" style:country-asian="IT"/>
    </style:style>
    <style:style style:name="T51"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2" style:parent-style-name="Car.predefinitoparagrafo" style:family="text">
      <style:text-properties style:font-name-asian="Times New Roman" style:letter-kerning="false" style:language-asian="it" style:country-asian="IT"/>
    </style:style>
    <style:style style:name="T53"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4" style:parent-style-name="Car.predefinitoparagrafo" style:family="text">
      <style:text-properties style:font-name-asian="Times New Roman" style:letter-kerning="false" style:language-asian="it" style:country-asian="IT"/>
    </style:style>
    <style:style style:name="T55"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6" style:parent-style-name="Car.predefinitoparagrafo" style:family="text">
      <style:text-properties style:font-name-asian="Times New Roman" style:letter-kerning="false" style:language-asian="it" style:country-asian="IT"/>
    </style:style>
    <style:style style:name="P57" style:parent-style-name="Normale" style:family="paragraph">
      <style:paragraph-properties fo:text-align="justify" fo:margin-top="0.0694in" fo:margin-bottom="0.0694in" fo:line-height="100%"/>
      <style:text-properties fo:hyphenate="true"/>
    </style:style>
    <style:style style:name="T58" style:parent-style-name="Car.predefinitoparagrafo" style:family="text">
      <style:text-properties style:font-name-asian="Times New Roman" style:letter-kerning="false" style:language-asian="it" style:country-asian="IT"/>
    </style:style>
    <style:style style:name="T59"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60" style:parent-style-name="Car.predefinitoparagrafo" style:family="text">
      <style:text-properties style:font-name-asian="Times New Roman" style:letter-kerning="false" style:language-asian="it" style:country-asian="IT"/>
    </style:style>
    <style:style style:name="P61" style:parent-style-name="Normale" style:family="paragraph">
      <style:paragraph-properties fo:text-align="justify" fo:margin-top="0.0694in" fo:margin-bottom="0.0694in" fo:line-height="100%"/>
      <style:text-properties fo:hyphenate="true"/>
    </style:style>
    <style:style style:name="T62" style:parent-style-name="Car.predefinitoparagrafo" style:family="text">
      <style:text-properties style:font-name-asian="Times New Roman" style:letter-kerning="false" style:language-asian="it" style:country-asian="IT"/>
    </style:style>
    <style:style style:name="P63" style:parent-style-name="Normale" style:family="paragraph">
      <style:paragraph-properties fo:text-align="justify" fo:margin-top="0.0694in" fo:margin-bottom="0.0694in" fo:line-height="100%"/>
      <style:text-properties fo:font-weight="bold" style:font-weight-asian="bold" style:font-weight-complex="bold" fo:font-size="14pt" style:font-size-asian="14pt" style:font-size-complex="14pt" fo:hyphenate="true"/>
    </style:style>
    <style:style style:name="P64" style:parent-style-name="Normale" style:family="paragraph">
      <style:paragraph-properties fo:text-align="justify" fo:margin-top="0.0694in" fo:margin-bottom="0.0694in" fo:line-height="100%"/>
      <style:text-properties fo:hyphenate="true"/>
    </style:style>
    <style:style style:name="P65" style:parent-style-name="Normale" style:family="paragraph">
      <style:paragraph-properties fo:text-align="justify" fo:margin-top="0.0694in" fo:margin-bottom="0.0694in" fo:line-height="100%"/>
      <style:text-properties fo:font-weight="bold" style:font-weight-asian="bold" style:font-weight-complex="bold" fo:font-size="14pt" style:font-size-asian="14pt" style:font-size-complex="14pt" fo:hyphenate="true"/>
    </style:style>
    <style:style style:name="P66" style:parent-style-name="Normale" style:family="paragraph">
      <style:text-properties fo:font-weight="bold" style:font-weight-asian="bold" style:font-weight-complex="bold" fo:font-size="13pt" style:font-size-asian="13pt" style:font-size-complex="13pt"/>
    </style:style>
    <style:style style:name="T67" style:parent-style-name="Car.predefinitoparagrafo" style:family="text">
      <style:text-properties fo:font-size="10pt" style:font-size-asian="10pt" style:font-size-complex="10pt"/>
    </style:style>
    <style:style style:name="T68" style:parent-style-name="Car.predefinitoparagrafo" style:family="text">
      <style:text-properties fo:font-size="10pt" style:font-size-asian="10pt" style:font-size-complex="10pt"/>
    </style:style>
    <style:style style:name="T69" style:parent-style-name="Car.predefinitoparagrafo" style:family="text">
      <style:text-properties fo:font-style="italic" style:font-style-asian="italic" style:font-style-complex="italic"/>
    </style:style>
    <style:style style:name="T70" style:parent-style-name="Car.predefinitoparagrafo" style:family="text">
      <style:text-properties fo:font-style="italic" style:font-style-asian="italic" style:font-style-complex="italic"/>
    </style:style>
    <style:style style:name="T71" style:parent-style-name="Car.predefinitoparagrafo" style:family="text">
      <style:text-properties fo:font-style="italic" style:font-style-asian="italic" style:font-style-complex="italic"/>
    </style:style>
    <style:style style:name="T72" style:parent-style-name="Car.predefinitoparagrafo" style:family="text">
      <style:text-properties fo:font-style="italic" style:font-style-asian="italic" style:font-style-complex="italic"/>
    </style:style>
    <style:style style:name="T73" style:parent-style-name="Car.predefinitoparagrafo" style:family="text">
      <style:text-properties fo:font-style="italic" style:font-style-asian="italic" style:font-style-complex="italic"/>
    </style:style>
    <style:style style:name="T74" style:parent-style-name="Car.predefinitoparagrafo" style:family="text">
      <style:text-properties fo:font-style="italic" style:font-style-asian="italic" style:font-style-complex="italic"/>
    </style:style>
    <style:style style:name="T75" style:parent-style-name="Car.predefinitoparagrafo" style:family="text">
      <style:text-properties fo:font-style="italic" style:font-style-asian="italic" style:font-style-complex="italic"/>
    </style:style>
    <style:style style:name="T76" style:parent-style-name="Car.predefinitoparagrafo" style:family="text">
      <style:text-properties fo:font-style="italic" style:font-style-asian="italic" style:font-style-complex="italic"/>
    </style:style>
    <style:style style:name="T77" style:parent-style-name="Car.predefinitoparagrafo" style:family="text">
      <style:text-properties fo:font-style="italic" style:font-style-asian="italic" style:font-style-complex="italic"/>
    </style:style>
    <style:style style:name="T78" style:parent-style-name="Car.predefinitoparagrafo" style:family="text">
      <style:text-properties fo:font-style="italic" style:font-style-asian="italic" style:font-style-complex="italic"/>
    </style:style>
    <style:style style:name="T79" style:parent-style-name="Car.predefinitoparagrafo" style:family="text">
      <style:text-properties fo:font-style="italic" style:font-style-asian="italic" style:font-style-complex="italic"/>
    </style:style>
    <style:style style:name="T80" style:parent-style-name="Car.predefinitoparagrafo" style:family="text">
      <style:text-properties fo:font-style="italic" style:font-style-asian="italic" style:font-style-complex="italic"/>
    </style:style>
    <style:style style:name="T81" style:parent-style-name="Car.predefinitoparagrafo" style:family="text">
      <style:text-properties fo:font-style="italic" style:font-style-asian="italic" style:font-style-complex="italic"/>
    </style:style>
    <style:style style:name="T82" style:parent-style-name="Car.predefinitoparagrafo" style:family="text">
      <style:text-properties fo:font-style="italic" style:font-style-asian="italic" style:font-style-complex="italic"/>
    </style:style>
    <style:style style:name="T83" style:parent-style-name="Car.predefinitoparagrafo" style:family="text">
      <style:text-properties fo:font-size="10pt" style:font-size-asian="10pt" style:font-size-complex="10pt"/>
    </style:style>
    <style:style style:name="T84" style:parent-style-name="Car.predefinitoparagrafo" style:family="text">
      <style:text-properties fo:font-style="italic" style:font-style-asian="italic" style:font-style-complex="italic"/>
    </style:style>
    <style:style style:name="T85" style:parent-style-name="Car.predefinitoparagrafo" style:family="text">
      <style:text-properties fo:font-size="10pt" style:font-size-asian="10pt" style:font-size-complex="10pt"/>
    </style:style>
    <style:style style:name="P86" style:parent-style-name="Paragrafoelenco" style:list-style-name="LFO1" style:family="paragraph"/>
    <style:style style:name="T87" style:parent-style-name="Car.predefinitoparagrafo" style:family="text">
      <style:text-properties fo:font-style="italic" style:font-style-asian="italic" style:font-style-complex="italic"/>
    </style:style>
    <style:style style:name="P88" style:parent-style-name="Paragrafoelenco" style:list-style-name="LFO1" style:family="paragraph"/>
    <style:style style:name="T89" style:parent-style-name="Car.predefinitoparagrafo" style:family="text">
      <style:text-properties fo:font-style="italic" style:font-style-asian="italic" style:font-style-complex="italic"/>
    </style:style>
    <style:style style:name="P90" style:parent-style-name="Paragrafoelenco" style:list-style-name="LFO1" style:family="paragraph"/>
    <style:style style:name="T91" style:parent-style-name="Car.predefinitoparagrafo" style:family="text">
      <style:text-properties fo:font-style="italic" style:font-style-asian="italic" style:font-style-complex="italic"/>
    </style:style>
    <style:style style:name="P92" style:parent-style-name="Paragrafoelenco" style:list-style-name="LFO1" style:family="paragraph"/>
    <style:style style:name="T93" style:parent-style-name="Car.predefinitoparagrafo" style:family="text">
      <style:text-properties fo:font-style="italic" style:font-style-asian="italic" style:font-style-complex="italic"/>
    </style:style>
    <style:style style:name="P94" style:parent-style-name="Paragrafoelenco" style:list-style-name="LFO1" style:family="paragraph"/>
    <style:style style:name="T95" style:parent-style-name="Car.predefinitoparagrafo" style:family="text">
      <style:text-properties fo:font-style="italic" style:font-style-asian="italic" style:font-style-complex="italic"/>
    </style:style>
    <style:style style:name="T96" style:parent-style-name="Car.predefinitoparagrafo" style:family="text">
      <style:text-properties fo:font-size="10pt" style:font-size-asian="10pt" style:font-size-complex="10pt"/>
    </style:style>
    <style:style style:name="T97" style:parent-style-name="Car.predefinitoparagrafo" style:family="text">
      <style:text-properties fo:font-style="italic" style:font-style-asian="italic" style:font-style-complex="italic"/>
    </style:style>
    <style:style style:name="T98" style:parent-style-name="Car.predefinitoparagrafo" style:family="text">
      <style:text-properties fo:font-style="italic" style:font-style-asian="italic" style:font-style-complex="italic"/>
    </style:style>
    <style:style style:name="T99" style:parent-style-name="Car.predefinitoparagrafo" style:family="text">
      <style:text-properties fo:font-style="italic" style:font-style-asian="italic" style:font-style-complex="italic"/>
    </style:style>
    <style:style style:name="T100" style:parent-style-name="Car.predefinitoparagrafo" style:family="text">
      <style:text-properties fo:font-style="italic" style:font-style-asian="italic" style:font-style-complex="italic"/>
    </style:style>
    <style:style style:name="T101" style:parent-style-name="Car.predefinitoparagrafo" style:family="text">
      <style:text-properties fo:font-style="italic" style:font-style-asian="italic" style:font-style-complex="italic"/>
    </style:style>
    <style:style style:name="T102" style:parent-style-name="Car.predefinitoparagrafo" style:family="text">
      <style:text-properties fo:font-style="italic" style:font-style-asian="italic" style:font-style-complex="italic"/>
    </style:style>
    <style:style style:name="P103" style:parent-style-name="Normale" style:family="paragraph">
      <style:text-properties fo:font-weight="bold" style:font-weight-asian="bold" style:font-weight-complex="bold" fo:font-size="13pt" style:font-size-asian="13pt" style:font-size-complex="13pt"/>
    </style:style>
    <style:style style:name="T104" style:parent-style-name="Car.predefinitoparagrafo" style:family="text">
      <style:text-properties fo:font-style="italic" style:font-style-asian="italic" style:font-style-complex="italic"/>
    </style:style>
    <style:style style:name="T105" style:parent-style-name="Car.predefinitoparagrafo" style:family="text">
      <style:text-properties fo:font-style="italic" style:font-style-asian="italic" style:font-style-complex="italic"/>
    </style:style>
    <style:style style:name="T106" style:parent-style-name="Car.predefinitoparagrafo" style:family="text">
      <style:text-properties fo:font-style="italic" style:font-style-asian="italic" style:font-style-complex="italic"/>
    </style:style>
    <style:style style:name="T107" style:parent-style-name="Car.predefinitoparagrafo" style:family="text">
      <style:text-properties fo:font-style="italic" style:font-style-asian="italic" style:font-style-complex="italic"/>
    </style:style>
    <style:style style:name="T108" style:parent-style-name="Car.predefinitoparagrafo" style:family="text">
      <style:text-properties fo:font-style="italic" style:font-style-asian="italic" style:font-style-complex="italic"/>
    </style:style>
    <style:style style:name="T109" style:parent-style-name="Car.predefinitoparagrafo" style:family="text">
      <style:text-properties fo:font-style="italic" style:font-style-asian="italic" style:font-style-complex="italic"/>
    </style:style>
    <style:style style:name="T110" style:parent-style-name="Car.predefinitoparagrafo" style:family="text">
      <style:text-properties fo:font-style="italic" style:font-style-asian="italic" style:font-style-complex="italic"/>
    </style:style>
    <style:style style:name="T111" style:parent-style-name="Car.predefinitoparagrafo" style:family="text">
      <style:text-properties fo:font-style="italic" style:font-style-asian="italic" style:font-style-complex="italic"/>
    </style:style>
    <style:style style:name="T112" style:parent-style-name="Car.predefinitoparagrafo" style:family="text">
      <style:text-properties fo:font-style="italic" style:font-style-asian="italic" style:font-style-complex="italic"/>
    </style:style>
    <style:style style:name="T113" style:parent-style-name="Car.predefinitoparagrafo" style:family="text">
      <style:text-properties fo:font-style="italic" style:font-style-asian="italic" style:font-style-complex="italic"/>
    </style:style>
    <style:style style:name="T114" style:parent-style-name="Car.predefinitoparagrafo" style:family="text">
      <style:text-properties fo:font-style="italic" style:font-style-asian="italic" style:font-style-complex="italic"/>
    </style:style>
  </office:automatic-styles>
  <office:body>
    <office:text text:use-soft-page-breaks="true">
      <text:p text:style-name="P1">Progetto di Applicazioni Web e Mobile Unicam.</text:p>
      <text:p text:style-name="P2">Di Leonardo Serena, Ventura Sara.</text:p>
      <text:p text:style-name="P3">Relazione sull’Applicazione Giftify</text:p>
      <text:p text:style-name="P4">Giftify è una Single Page Application<text:s/>progettata per gestire in maniera semplice lo scambio di regali anonimi tra i membri di una community. Il concetto alla base dell’applicazione è quello di renderne più fluida l’organizzazione, integrando un sistema di sorteggio, la creazione di liste dei desideri, <text:s/>un sistema di autenticazione sicuro e un’interfaccia utente moderna. Questa piattaforma si adatta a diversi contesti sociali, come gruppi di amici, colleghi di lavoro o famiglie, ed è pensata per offrire un’esperienza intuitiva e divertente.</text:p>
      <text:p text:style-name="P5">La scelta di sviluppare una Single Page Application rispetto ad una Multiple Page Application è data da una migliore prestazione, in quanto i dati scambiati sono minori rispetto ad una MPA (non viene ricaricata tutta la pagina, ma solamente le parti necessarie del file HTML)<text:s/><text:s/>e da un’interattività migliore (similmente ad un social network). Grazie ai framework esistenti, inoltre, permettono l’implementazione di componenti modulari, riducendo così i tempi di sviluppo.<text:s/></text:p>
      <text:p text:style-name="P6"><text:span text:style-name="T7">Funzionalità Principali</text:span></text:p>
      <text:p text:style-name="P8">Gli utenti hanno la possibilità di creare comunità virtuali personalizzate o di unirsi a quelle esistenti mediante l’utilizzo di un codice univoco. All’interno di ogni comunità, i membri possono redigere una lista dei regali che desiderano ricevere (wishlist) e consultare quelle degli altri partecipanti.</text:p>
      <text:p text:style-name="P9">Le comunità sono gestite da un amministratore, ovvero il creatore della comunità, il quale dispone di strumenti avanzati per monitorare e controllare le attività del gruppo. L’amministratore può, <text:s/>infatti, decidere di rimuovere membri dalla comunità o chiudere il gruppo una volta raggiunto il numero di partecipanti desiderato. Alla chiusura di quest’ultimo, il sistema procederà automaticamente con un sorteggio per assegnare a ciascun membro un altro partecipante a cui fare il regalo.</text:p>
      <text:p text:style-name="P10">Ogni comunità ha una scadenza prestabilita che coincide con la data di scambio dei regali.</text:p>
      <text:p text:style-name="P11">Sistema di autenticazione<text:s/></text:p>
      <text:p text:style-name="P12">Il sistema di autenticazione implementato si basa su Spring Security e utilizza i token JWT per garantire un accesso sicuro.</text:p>
      <text:p text:style-name="P13">Quando un utente si registra attraverso l'endpoint, i suoi dati vengono memorizzati nel database con una password codificata tramite BCrypt, viene generato un token JWT che include le informazioni necessarie per identificare l'utente e le sue autorizzazioni (token di accesso) e un token di refresh da utilizzare per rinnovare il token di accesso prima della scadenza.</text:p>
      <text:p text:style-name="P14">Ogni richiesta successiva dell'utente contiene questo token nell'intestazione Authorization. Un filtro personalizzato,<text:s/><text:span text:style-name="T15">AuthFilter</text:span>, intercetta la richiesta, valida il token tramite il servizio<text:s/><text:span text:style-name="T16">JwtService,</text:span><text:s/>e autentica l'utente, registrandolo nel contesto di sicurezza di Spring.<text:s/></text:p>
      <text:soft-page-break/>
      <text:p text:style-name="P17">Questo meccanismo consente di proteggere risorse sensibili, limitandone l'accesso solo agli utenti autenticatiIl logout avviene tramite l'endpoint /auth/logout. Il token utilizzato viene revocato e salvato in un repository dedicato,<text:s/><text:span text:style-name="T18">RevokedTokenRepository.</text:span></text:p>
      <text:p text:style-name="P19">La configurazione di sicurezza, definita nella classe<text:s/><text:span text:style-name="T20">SecurityConfig</text:span>, stabilisce che gli endpoint di registrazione e login siano pubblici, mentre tutte le altre richieste richiedano autenticazione. Le politiche CORS consentono l'accesso da fonti specifiche, mentre la Content Security Policy protegge contro attacchi come XSS. La gestione del logout è affidata a<text:s/><text:span text:style-name="T21">LogoutHandlerImpl</text:span>, che aggiorna lo stato del token nel database.</text:p>
      <text:p text:style-name="P22">Tecnologie utilizzate -Backend</text:p>
      <text:p text:style-name="P23"><text:span text:style-name="T24">Spring Boot</text:span><text:span text:style-name="T25">: Framework principale per lo sviluppo dell'applicazione, che gestisce la configurazione e l'automazione del ciclo di vita dei componenti tramite annotazioni come<text:s/></text:span><text:span text:style-name="T26">@Service</text:span><text:span text:style-name="T27">,<text:s/></text:span><text:span text:style-name="T28">@Component</text:span><text:span text:style-name="T29">, e<text:s/></text:span><text:span text:style-name="T30">@Autowired</text:span><text:span text:style-name="T31">.</text:span></text:p>
      <text:p text:style-name="P32"><text:span text:style-name="T33">Spring Security</text:span><text:span text:style-name="T34">: Utilizzato per gestire l'autenticazione e l'autorizzazione degli utenti, supportando il controllo dell'accesso a livello di API e risorse.</text:span></text:p>
      <text:p text:style-name="P35"><text:span text:style-name="T36">JWT (JSON Web Tokens)</text:span><text:span text:style-name="T37">:</text:span><text:span text:style-name="T38"><text:s/>Metodo di autenticazione stateless che consente la gestione sicura delle sessioni utente. I JWT vengono utilizzati per autenticare gli utenti senza la necessità di mantenere uno stato di sessione sul server.</text:span></text:p>
      <text:p text:style-name="P39"><text:span text:style-name="T40">H2 Database</text:span><text:span text:style-name="T41">:</text:span><text:span text:style-name="T42"><text:s/>Utilizzato come database in memoria per lo sviluppo e i test, memorizzando le informazioni relative agli utenti, alle community e ai token.</text:span></text:p>
      <text:p text:style-name="P43"><text:span text:style-name="T44">JPA (Java Persistence API)</text:span><text:span text:style-name="T45">:</text:span><text:span text:style-name="T46"><text:s/>Utilizzato per gestire la persistenza dei dati, consentendo di interagire con il database tramite entità e repository.</text:span></text:p>
      <text:p text:style-name="P47"><text:span text:style-name="T48">Lombok: Lombok è utilizzato per ridurre la ripetitività del codice, generando automaticamente metodi getter, setter, costruttori, e altre funzionalità comuni tramite annotazioni come<text:s/></text:span><text:span text:style-name="T49">@Getter</text:span><text:span text:style-name="T50">,<text:s/></text:span><text:span text:style-name="T51">@Setter</text:span><text:span text:style-name="T52">,<text:s/></text:span><text:span text:style-name="T53">@AllArgsConstructor</text:span><text:span text:style-name="T54">, e<text:s/></text:span><text:span text:style-name="T55">@NoArgsConstructor</text:span><text:span text:style-name="T56">.</text:span></text:p>
      <text:p text:style-name="P57"><text:span text:style-name="T58">Scheduled Tasks: Le annotazioni<text:s/></text:span><text:span text:style-name="T59">@Scheduled</text:span><text:span text:style-name="T60"><text:s/>vengono utilizzate per eseguire periodicamente delle operazioni, come il controllo della scadenza delle community o la rimozione di community scadute. Questi task pianificati sono gestiti dal framework di Spring.</text:span></text:p>
      <text:p text:style-name="P61"><text:span text:style-name="T62">Abbiamo deciso di utilizzare SpringBoot per lo sviluppo del backend in quanto è scalabile e versatile, supporta le REST API, supporta nativamente microservizi e si integra facilmente con JWT, JPA e H2 Database (database leggero, permette di sviluppare rapidamente senza configurare un database completo).</text:span></text:p>
      <text:p text:style-name="P63">Tecnologie utilizzate-Frontend</text:p>
      <text:p text:style-name="P64">Angular: Framework open-source per lo sviluppo della Single Page Application scritto in TypeScript, utilizza un’architettura basata sulle componenti che permette agli utenti di sviluppare interfacce scalabili.</text:p>
      <text:p text:style-name="Normale">Abbiamo scelto di utilizzare Angular come framework per lo sviluppo della nostra SPA non solo per un’implementazione più facilitata del frontend, ma anche per il two-way data binding (sincronizzazione automatica tra modello e vista) e per la gestione avanzata del routing lato client (Angular è costituito da un router che permette agli sviluppatori di devinire e gestire gli stati dell’applicazione e i percorsi di navigazione) offerti da quest’ultimo.</text:p>
      <text:p text:style-name="P65">Struttura dell’applicazione</text:p>
      <text:soft-page-break/>
      <text:p text:style-name="Normale">La SPA è stata sviluppata tramite un pattern MVC (Model-View-Controller).</text:p>
      <text:p text:style-name="P66">Backend</text:p>
      <text:p text:style-name="Normale">Per quanto riguarda il backend, è costituito dal Model che rappresenta i dati e la logica di business dell’applicazione. In SpringBoot, le entità vengono contrassegnate<text:s/>dal tag<text:s/><text:span text:style-name="T67">@Entity</text:span><text:span text:style-name="T68"><text:s/></text:span>per mappare i dati a una tabella del database.<text:s/>In Giftify le entità rappresentano i singoli elementi presenti nella SPA. In particolare, è presente una classe<text:s/><text:span text:style-name="T69">Communit</text:span><text:span text:style-name="T70">y</text:span>,<text:span text:style-name="T71"><text:s/></text:span>costituita da un nome, una descrizione, un amministratore, un elenco di utenti, un budget, <text:s/>una data di scadenza per lo scambio dei regali, un codice d’accesso univoco, un set di<text:s/><text:span text:style-name="T72">GiftAssignment</text:span>, un elenco di<text:s/><text:span text:style-name="T73">AccountCommunityName</text:span><text:s/>(username degli utenti all’interno di una community) e di<text:s/><text:span text:style-name="T74">AccountCommunityRole</text:span><text:s/>(rappresenta il ruolo di un utente all'interno di una community, costituita da un<text:s/><text:span text:style-name="T75">Account</text:span>, una<text:s/><text:span text:style-name="T76">Community</text:span><text:s/>e un’enumerazione di ruoli (MEMBER se l’utente è un membro di una community creata da un altro utente, STANDARD se l’utente ha semplicemente effettuato l’accesso sulla piattaforma, ADMIN se l’utente crea una community), una classe<text:s/><text:span text:style-name="T77">Wish</text:span><text:s/>che rappresenta il desiderio dell’utente all’interno della propria wishlist, la classe<text:s/><text:span text:style-name="T78">WishList</text:span><text:s/>che rappresenta la lista dei desideri associata all’utente, la classe Account, la classe<text:s/><text:span text:style-name="T79">Token</text:span><text:span text:style-name="T80"><text:s/></text:span>per rappresentare un token e il suo stato, la classe<text:s/><text:span text:style-name="T81">RevokedToken</text:span><text:s/>che rappresenta l’insieme di token scaduti e la classe<text:s/><text:span text:style-name="T82">GiftAssignment</text:span><text:s/>che rappresenta l'assegnazione di un regalo in una comunità.</text:p>
      <text:p text:style-name="Normale">In SpringBoot,<text:s/>l’accesso ai dati viene gestito con<text:s/>le<text:s/>interfacce<text:s/>contrassegnate dal<text:s/>tag<text:s/><text:span text:style-name="T83">@Repository</text:span>.<text:s/>Quest’ultime estendono, solitamente, le JPARepository, ovvero un’interfaccia fornita da Spring Data JPA progettata per la semplificazione dell’accesso ai dati. Grazie a quest’interfaccia, infatti, non è necessario scrivere manualmente query SQL.<text:s/></text:p>
      <text:p text:style-name="Normale">Nel caso di Giftify, ogni repository è associata ad ogni entità implementata.</text:p>
      <text:p text:style-name="Normale">I servizi, invece, contengono i dati della logica di business, utilizzano le repository per accedere ai dati del database e vengono iniettati direttamente nei<text:s/><text:span text:style-name="T84">Controller</text:span>. Le classi vengono annotate con il tag<text:s/><text:span text:style-name="T85">@Service.<text:s/></text:span>Nel backend sono stati implementati i seguenti servizi:<text:s/></text:p>
      <text:list text:style-name="LFO1" text:continue-numbering="true">
        <text:list-item>
          <text:p text:style-name="P86"><text:span text:style-name="T87">CommunityService</text:span>: Offre la possibilità di creare una nuova community, di unirsi ad una community già esistente, di ottenere sia la wishlist personale sia quella associata ad ogni partecipante presente nella community, di estrarre un nome nella community e, nel caso l’utente sia amministratore, di chiudere o eliminare una community e di rimuovere un utente dalla community.</text:p>
        </text:list-item>
        <text:list-item>
          <text:p text:style-name="P88"><text:span text:style-name="T89">Wish/WishlistService</text:span>:<text:s/>Offrono la possibilità di creare un desiderio ed essere aggiunto automaticamente alla wislist, eliminarlo e modificarlo, modificando così sia il desiderio che la lista dei desideri a cui è associato.</text:p>
        </text:list-item>
        <text:list-item>
          <text:p text:style-name="P90"><text:span text:style-name="T91">JWTService</text:span>:<text:s/>Per gestire la generazione, la validazione e la gestione dei token JWT.</text:p>
        </text:list-item>
        <text:list-item>
          <text:p text:style-name="P92"><text:span text:style-name="T93">AccountService</text:span>:<text:s/>Per la gestione delle operazioni sugli account, come creare e recuperare gli utenti.</text:p>
        </text:list-item>
        <text:list-item>
          <text:p text:style-name="P94"><text:span text:style-name="T95">AuthenticationService</text:span>: Per la gestione della registrazione e dell’autenticazione del’utente e la gestione dei token JWT.</text:p>
        </text:list-item>
      </text:list>
      <text:soft-page-break/>
      <text:p text:style-name="Normale">I controller, infine, gestiscono le richieste HTTP e restituiscono le risposte al client. Nel nostro caso, si tratta di classi<text:s/><text:span text:style-name="T96">@RestController</text:span>, ovvero classi in cui vengono utilizzate le API REST. Nell’applicazione sono stati implementati<text:s/><text:span text:style-name="T97">l’AccountController</text:span>, il<text:s/><text:span text:style-name="T98">CommunityController</text:span>, il<text:s/><text:span text:style-name="T99">WishController, l’AutenticationController<text:s/></text:span>e l<text:span text:style-name="T100">’AngularRoutingController</text:span><text:span text:style-name="T101"><text:s/></text:span>che gestisce il routing delle richieste HTTP avendo utilizzato Angular per il frontend<text:span text:style-name="T102">.</text:span></text:p>
      <text:p text:style-name="P103">Frontend</text:p>
      <text:p text:style-name="Normale">Per quanto riguarda il frontend, in Angular <text:s/>le entità vengono implementate similmente al backend.<text:s/></text:p>
      <text:p text:style-name="Normale">In Angular, invece, le componenti fanno da controller. Una componente è costituita da<text:s/>un file TypeScript<text:s/>(rappresenta la logica di funzionamento dell’applicazione), un file HTML<text:s/>che<text:s/>(specifica il template della componente) e un file CSS<text:s/>(foglio di stile della componente).</text:p>
      <text:p text:style-name="Normale">In Giftify come componenti troviamo<text:s/>la componente per il login e<text:s/>per<text:s/>la registrazione dell’utente, la<text:s/><text:span text:style-name="T104">Home</text:span><text:span text:style-name="T105">Component</text:span><text:s/>che<text:s/>rappresenta la schermata principale dell’applicazione<text:s/>(contiene una card per visualizzare le community di cui l’utente è membro, una card per poter entrare in una community già esistente e una card per poter creare una community; se l’utente clicca il nome di una community presente nella prima card si sposterà nella schermata della community) e la<text:s/><text:span text:style-name="T106">CommunityComponent</text:span><text:s/>che<text:s/>rappresenta una community qualsiasi<text:s/>(contiene una card in cui sono presenti le informazioni riguardanti quella community,<text:s/>una card in cui è visibile la wishlist dell’utente, una card in cui è visibile il nome estratto e una card in cui si possono visualizzare i partecipanti della community; l’utente può aggiungere e rimuovere il proprio desiderio dalla propria wishlist e, se clicca sul nome di uno dei partecipanti della community, può visualizzare la wishlist associata al partecipante<text:s/>e, se è amministratore della community, ha non solo <text:s/>la possibilità di chiudere ed eliminare una community, ma anche quella di rimuovere un partecipante dal gruppo).</text:p>
      <text:p text:style-name="Normale">I servizi vengono anche implementati in Angular in modo tale da permettere la comunicazione tra backend e frontend. In Giftify, queste classi sono state implementate<text:s/>per le componenti della home e della community, per la gestione dei desideri e per la gestione dell’autenticazione.</text:p>
      <text:p text:style-name="Normale">Nel frontend, infine, sono state implementate due classi essenziali per il funzionamento della SPA:</text:p>
      <text:p text:style-name="Normale">-<text:span text:style-name="T107">AuthGuard</text:span>: Protegge le route dell’applicazione, consentendone l’accesso solo nel caso in cui l’utente sia autenticato; l’interfaccia Angular implementata<text:s/><text:span text:style-name="T108">C</text:span><text:span text:style-name="T109">anActivate</text:span><text:span text:style-name="T110"><text:s/></text:span>e l’<text:span text:style-name="T111">AuthService</text:span><text:span text:style-name="T112"><text:s/></text:span>permettono di verificare che, se l’utente è autenticato, può avere accesso all’applicazione, altrimenti non può andare avanti<text:span text:style-name="T113">.</text:span><text:s/></text:p>
      <text:p text:style-name="Normale">-<text:span text:style-name="T114">TokenInterceptor</text:span>: Intercettore HTTP che aggiunge automaticamente il token di autenticazione alle richieste HTTP e gestore della scadenza dei token.</text:p>
      <text:p text:style-name="Normal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276E8B"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276E8B"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276E8B"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276E8B"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276E8B"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276E8B"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276E8B"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276E8B"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276E8B"/>
    </style:style>
    <style:style style:name="Titolo5Carattere" style:display-name="Titolo 5 Carattere" style:family="text" style:parent-style-name="Car.predefinitoparagrafo">
      <style:text-properties style:font-name-asian="Times New Roman" style:font-name-complex="Times New Roman" fo:color="#276E8B"/>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276E8B"/>
    </style:style>
    <style:style style:name="Citazioneintensa" style:display-name="Citazione intensa" style:family="paragraph" style:parent-style-name="Normale" style:next-style-name="Normale">
      <style:paragraph-properties fo:border-top="0.0069in solid #276E8B" fo:border-left="none" fo:border-bottom="0.0069in solid #276E8B"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76E8B" fo:hyphenate="false"/>
    </style:style>
    <style:style style:name="CitazioneintensaCarattere" style:display-name="Citazione intensa Carattere" style:family="text" style:parent-style-name="Car.predefinitoparagrafo">
      <style:text-properties fo:font-style="italic" style:font-style-asian="italic" style:font-style-complex="italic" fo:color="#276E8B"/>
    </style:style>
    <style:style style:name="Riferimentointenso" style:display-name="Riferimento intenso" style:family="text" style:parent-style-name="Car.predefinitoparagrafo">
      <style:text-properties fo:font-weight="bold" style:font-weight-asian="bold" style:font-weight-complex="bold" fo:font-variant="small-caps" fo:color="#276E8B"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fo:margin-bottom="0in" fo:line-height="100%"/>
      <style:text-properties style:font-name="Consolas" fo:font-size="10pt" style:font-size-asian="10pt" style:font-size-complex="10pt" fo:hyphenate="false"/>
    </style:style>
    <style:style style:name="PreformattatoHTMLCarattere" style:display-name="Preformattato HTML Carattere" style:family="text" style:parent-style-name="Car.predefinitoparagrafo">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Intestazione"/>
      </style:header>
      <style:footer>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 LEONARDO SERENA</meta:initial-creator>
    <dc:creator>Sara Ventura</dc:creator>
    <meta:creation-date>2024-11-30T09:04:00Z</meta:creation-date>
    <dc:date>2025-01-18T17:16:00Z</dc:date>
    <meta:template xlink:href="Normal" xlink:type="simple"/>
    <meta:editing-cycles>21</meta:editing-cycles>
    <meta:editing-duration>PT0S</meta:editing-duration>
    <meta:document-statistic meta:page-count="4" meta:paragraph-count="23" meta:word-count="1773" meta:character-count="11862" meta:row-count="84" meta:non-whitespace-character-count="10112"/>
  </office:meta>
</office:document-meta>
</file>